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0.031cm" table:align="center"/>
    </style:style>
    <style:style style:name="Table3.A" style:family="table-column">
      <style:table-column-properties style:column-width="0.443cm"/>
    </style:style>
    <style:style style:name="Table3.B" style:family="table-column">
      <style:table-column-properties style:column-width="0.893cm"/>
    </style:style>
    <style:style style:name="Table3.C" style:family="table-column">
      <style:table-column-properties style:column-width="1.762cm"/>
    </style:style>
    <style:style style:name="Table3.D" style:family="table-column">
      <style:table-column-properties style:column-width="6.934cm"/>
    </style:style>
    <style:style style:name="Table3.A1" style:family="table-cell">
      <style:table-cell-properties style:vertical-align="middle" fo:padding="0.049cm" fo:border="none"/>
    </style:style>
    <style:style style:name="P1" style:family="paragraph" style:parent-style-name="Table_20_Contents">
      <style:text-properties officeooo:paragraph-rsid="002212b3"/>
    </style:style>
    <style:style style:name="P2" style:family="paragraph" style:parent-style-name="Table_20_Contents">
      <style:text-properties officeooo:paragraph-rsid="002392fd"/>
    </style:style>
    <style:style style:name="P3" style:family="paragraph" style:parent-style-name="Table_20_Contents">
      <style:text-properties officeooo:paragraph-rsid="00255bd2"/>
    </style:style>
    <style:style style:name="P4" style:family="paragraph" style:parent-style-name="Table_20_Contents">
      <style:text-properties officeooo:paragraph-rsid="0026733d"/>
    </style:style>
    <style:style style:name="P5" style:family="paragraph" style:parent-style-name="Table_20_Contents">
      <style:text-properties officeooo:paragraph-rsid="0028523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tyle="italic" style:font-style-asian="italic" style:font-style-complex="italic"/>
    </style:style>
    <style:style style:name="P8" style:family="paragraph" style:parent-style-name="Table_20_Contents">
      <style:paragraph-properties fo:text-align="end" style:justify-single-word="false"/>
      <style:text-properties fo:font-style="italic" style:font-style-asian="italic" style:font-style-complex="italic"/>
    </style:style>
    <style:style style:name="P9" style:family="paragraph" style:parent-style-name="Table_20_Contents">
      <style:paragraph-properties fo:text-align="start" style:justify-single-word="false"/>
      <style:text-properties fo:font-style="italic" style:font-style-asian="italic" style:font-style-complex="italic"/>
    </style:style>
    <style:style style:name="P10" style:family="paragraph" style:parent-style-name="Text_20_body">
      <style:text-properties officeooo:paragraph-rsid="00290d84"/>
    </style:style>
    <style:style style:name="P11" style:family="paragraph" style:parent-style-name="Standard">
      <style:text-properties officeooo:paragraph-rsid="0026733d"/>
    </style:style>
    <style:style style:name="P12" style:family="paragraph" style:parent-style-name="Standard">
      <style:text-properties officeooo:paragraph-rsid="00255bd2"/>
    </style:style>
    <style:style style:name="P13" style:family="paragraph" style:parent-style-name="Standard">
      <style:text-properties officeooo:paragraph-rsid="002878af"/>
    </style:style>
    <style:style style:name="P14" style:family="paragraph" style:parent-style-name="Standard">
      <style:text-properties officeooo:paragraph-rsid="0029b424"/>
    </style:style>
    <style:style style:name="P15" style:family="paragraph" style:parent-style-name="Standard">
      <style:text-properties officeooo:rsid="001f87a7" officeooo:paragraph-rsid="001f87a7"/>
    </style:style>
    <style:style style:name="P16" style:family="paragraph" style:parent-style-name="Standard" style:list-style-name="L1">
      <style:text-properties officeooo:rsid="001f87a7" officeooo:paragraph-rsid="001f87a7"/>
    </style:style>
    <style:style style:name="P17" style:family="paragraph" style:parent-style-name="Standard" style:list-style-name="L2">
      <style:text-properties officeooo:rsid="001f87a7" officeooo:paragraph-rsid="001f87a7"/>
    </style:style>
    <style:style style:name="P18" style:family="paragraph" style:parent-style-name="Standard" style:list-style-name="L1">
      <style:text-properties officeooo:paragraph-rsid="001f87a7"/>
    </style:style>
    <style:style style:name="P19" style:family="paragraph" style:parent-style-name="Standard" style:list-style-name="L3">
      <style:text-properties officeooo:rsid="002212b3" officeooo:paragraph-rsid="00211df8"/>
    </style:style>
    <style:style style:name="P20" style:family="paragraph" style:parent-style-name="Standard">
      <style:text-properties officeooo:rsid="002212b3" officeooo:paragraph-rsid="00211df8"/>
    </style:style>
    <style:style style:name="P21" style:family="paragraph" style:parent-style-name="Standard">
      <style:text-properties officeooo:rsid="002212b3" officeooo:paragraph-rsid="002212b3"/>
    </style:style>
    <style:style style:name="P22" style:family="paragraph" style:parent-style-name="Standard">
      <style:text-properties officeooo:rsid="00255bd2" officeooo:paragraph-rsid="00255bd2"/>
    </style:style>
    <style:style style:name="P23" style:family="paragraph" style:parent-style-name="Standard" style:list-style-name="L1">
      <style:text-properties officeooo:rsid="0026733d" officeooo:paragraph-rsid="0026733d"/>
    </style:style>
    <style:style style:name="P24" style:family="paragraph" style:parent-style-name="Standard">
      <style:text-properties officeooo:rsid="00271b2c" officeooo:paragraph-rsid="0026733d"/>
    </style:style>
    <style:style style:name="P25" style:family="paragraph" style:parent-style-name="Standard">
      <style:text-properties fo:font-style="italic" officeooo:rsid="00290d84" officeooo:paragraph-rsid="00290d84" style:font-style-asian="italic" style:font-style-complex="italic"/>
    </style:style>
    <style:style style:name="P26" style:family="paragraph" style:parent-style-name="Standard">
      <style:text-properties officeooo:rsid="002878af" officeooo:paragraph-rsid="002878af"/>
    </style:style>
    <style:style style:name="P27" style:family="paragraph" style:parent-style-name="Standard">
      <style:text-properties officeooo:rsid="0029b424" officeooo:paragraph-rsid="0029b424"/>
    </style:style>
    <style:style style:name="P28" style:family="paragraph" style:parent-style-name="Standard">
      <style:text-properties officeooo:rsid="002aed77" officeooo:paragraph-rsid="0029b424"/>
    </style:style>
    <style:style style:name="P29" style:family="paragraph" style:parent-style-name="Standard">
      <style:text-properties officeooo:rsid="002b859a" officeooo:paragraph-rsid="0029b424"/>
    </style:style>
    <style:style style:name="P30" style:family="paragraph" style:parent-style-name="Table_20_Contents">
      <style:text-properties officeooo:rsid="002878af" officeooo:paragraph-rsid="002878af"/>
    </style:style>
    <style:style style:name="P31" style:family="paragraph" style:parent-style-name="Table_20_Contents">
      <style:text-properties officeooo:rsid="002212b3" officeooo:paragraph-rsid="002212b3"/>
    </style:style>
    <style:style style:name="P32" style:family="paragraph" style:parent-style-name="Table_20_Contents">
      <style:text-properties officeooo:rsid="00255bd2" officeooo:paragraph-rsid="00255bd2"/>
    </style:style>
    <style:style style:name="P33" style:family="paragraph" style:parent-style-name="Table_20_Contents">
      <style:text-properties officeooo:rsid="0028523d" officeooo:paragraph-rsid="0028523d"/>
    </style:style>
    <style:style style:name="P34" style:family="paragraph" style:parent-style-name="Table_20_Contents">
      <style:text-properties officeooo:rsid="0026733d"/>
    </style:style>
    <style:style style:name="P35" style:family="paragraph" style:parent-style-name="Table_20_Contents">
      <style:text-properties officeooo:rsid="0026733d" officeooo:paragraph-rsid="0026733d"/>
    </style:style>
    <style:style style:name="T1" style:family="text">
      <style:text-properties officeooo:rsid="001f87a7"/>
    </style:style>
    <style:style style:name="T2" style:family="text">
      <style:text-properties officeooo:rsid="002212b3"/>
    </style:style>
    <style:style style:name="T3" style:family="text">
      <style:text-properties style:text-position="super 58%" officeooo:rsid="002212b3" style:font-size-asian="10.5pt"/>
    </style:style>
    <style:style style:name="T4" style:family="text">
      <style:text-properties style:text-position="super 58%" officeooo:rsid="002392fd"/>
    </style:style>
    <style:style style:name="T5" style:family="text">
      <style:text-properties style:text-position="super 58%" officeooo:rsid="00255bd2"/>
    </style:style>
    <style:style style:name="T6" style:family="text">
      <style:text-properties style:text-position="super 58%" officeooo:rsid="0026733d"/>
    </style:style>
    <style:style style:name="T7" style:family="text">
      <style:text-properties style:text-position="super 58%" officeooo:rsid="0028523d"/>
    </style:style>
    <style:style style:name="T8" style:family="text">
      <style:text-properties style:text-position="0% 100%" officeooo:rsid="002212b3" style:font-size-asian="10.5pt"/>
    </style:style>
    <style:style style:name="T9" style:family="text">
      <style:text-properties style:text-position="0% 100%" officeooo:rsid="002392fd" style:font-size-asian="10.5pt"/>
    </style:style>
    <style:style style:name="T10" style:family="text">
      <style:text-properties officeooo:rsid="002392fd"/>
    </style:style>
    <style:style style:name="T11" style:family="text">
      <style:text-properties officeooo:rsid="0023d83a"/>
    </style:style>
    <style:style style:name="T12" style:family="text">
      <style:text-properties officeooo:rsid="00255bd2"/>
    </style:style>
    <style:style style:name="T13" style:family="text">
      <style:text-properties officeooo:rsid="0026733d"/>
    </style:style>
    <style:style style:name="T14" style:family="text">
      <style:text-properties style:font-name="Liberation Serif1" officeooo:rsid="0026733d"/>
    </style:style>
    <style:style style:name="T15" style:family="text">
      <style:text-properties style:font-name="Liberation Serif" officeooo:rsid="0026733d"/>
    </style:style>
    <style:style style:name="T16" style:family="text">
      <style:text-properties officeooo:rsid="00271b2c"/>
    </style:style>
    <style:style style:name="T17" style:family="text">
      <style:text-properties officeooo:rsid="0028523d"/>
    </style:style>
    <style:style style:name="T18" style:family="text">
      <style:text-properties officeooo:rsid="002878af"/>
    </style:style>
    <style:style style:name="T19" style:family="text">
      <style:text-properties officeooo:rsid="00290d84"/>
    </style:style>
    <style:style style:name="T20" style:family="text">
      <style:text-properties fo:font-style="italic" style:font-style-asian="italic" style:font-style-complex="italic"/>
    </style:style>
    <style:style style:name="T21" style:family="text">
      <style:text-properties fo:font-style="italic" officeooo:rsid="00290d84" style:font-style-asian="italic" style:font-style-complex="italic"/>
    </style:style>
    <style:style style:name="T22" style:family="text">
      <style:text-properties officeooo:rsid="0029996c"/>
    </style:style>
    <style:style style:name="T23" style:family="text">
      <style:text-properties officeooo:rsid="0029b424"/>
    </style:style>
    <style:style style:name="T24" style:family="text">
      <style:text-properties officeooo:rsid="002aed77"/>
    </style:style>
    <style:style style:name="T25" style:family="text">
      <style:text-properties fo:font-weight="bold" officeooo:rsid="0029996c" style:font-weight-asian="bold" style:font-weight-complex="bold"/>
    </style:style>
    <style:style style:name="T26" style:family="text">
      <style:text-properties officeooo:rsid="002b859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Recursion </text:p>
      <text:p text:style-name="P15"/>
      <text:p text:style-name="P15">Varying value of m, keeping n fixed, does not change run-time signicantly. </text:p>
      <text:p text:style-name="P15">Eg: </text:p>
      <text:p text:style-name="P15"><text:tab/>n = 41<text:tab/><text:tab/><text:tab/><text:tab/><text:tab/><text:tab/></text:p>
      <text:p text:style-name="P15"><text:tab/>m = 10^8 , time(recursion) = 13.69 s</text:p>
      <text:p text:style-name="P15"><text:tab/>m = 10^4, time(recursion) = 13.6 s</text:p>
      <text:p text:style-name="P15"><text:tab/>m = 2, time(recursion) = 13.63 s</text:p>
      <text:p text:style-name="P15"><text:tab/>m = 1, time(recursion) = 13.5 s</text:p>
      <text:p text:style-name="P15"/>
      <text:list xml:id="list1110290418" text:style-name="L1">
        <text:list-header>
          <text:p text:style-name="P16">2) Mention all the theoretical time complexity's (show the derivation too) for all the three types of algos. <text:tab/><text:tab/></text:p>
          <text:p text:style-name="P16">For example for recursice, let T(n,m) be the time needed to execute fibRecursive(n,m). Then, T(0,m) = T(1,m) = a (some constant), </text:p>
          <text:list>
            <text:list-item>
              <text:p text:style-name="P18"><text:span text:style-name="T1"><text:s text:c="4"/>T(n,m) = b + T(n-1,m) + T(n-2,m) </text:span><text:span text:style-name="T11">(b is some other constant)</text:span></text:p>
              <text:list>
                <text:list-item>
                  <text:list>
                    <text:list-item>
                      <text:list>
                        <text:list-item>
                          <text:p text:style-name="P16">&gt; 2T(n-2,m)</text:p>
                        </text:list-item>
                      </text:list>
                    </text:list-item>
                  </text:list>
                </text:list-item>
              </text:list>
            </text:list-item>
          </text:list>
        </text:list-header>
      </text:list>
      <text:p text:style-name="P15"><text:tab/><text:tab/>Thus, T(n,m) &gt; a*2^(n/2) <text:s/>.... note the exponential nature</text:p>
      <text:p text:style-name="P15"><text:tab/><text:tab/><text:tab/><text:tab/><text:tab/> <text:s text:c="6"/>.... note that there is no dependence on m</text:p>
      <text:p text:style-name="P15"/>
      <text:list xml:id="list1947243974" text:style-name="L2">
        <text:list-item>
          <text:list>
            <text:list-item>
              <text:list>
                <text:list-item>
                  <text:p text:style-name="P17">When you plot the experimental data which i have put in excel, make sure that you also fit it and find the fitting function. The fitting function should be exponential. The plot then can have the experimental data points, the fitting function and also the theoretical function shown above. The fitting fn must be &gt; theoretical fn derived above </text:p>
                </text:list-item>
              </text:list>
            </text:list-item>
          </text:list>
        </text:list-item>
      </text:list>
      <text:p text:style-name="P15"/>
      <text:list xml:id="list915423476" text:style-name="L3">
        <text:list-item>
          <text:p text:style-name="P19">Ans to part 1a</text:p>
        </text:list-item>
      </text:list>
      <text:p text:style-name="P20"/>
      <text:p text:style-name="P21">Max. Value of n which can be run in the given times ( m is kept const = 10 ^ 8 )</text:p>
      <text:p text:style-name="P21"/>
      <text:p text:style-name="P21">Justify why m does not matter. I showed in point 1) data for recursion that shows it does not matter.</text:p>
      <text:p text:style-name="P21"><text:s/>Similarly for iteration, the number of steps does not depend on m at all. </text:p>
      <text:p text:style-name="P21"/>
      <table:table table:name="Table1" table:style-name="Table1">
        <table:table-column table:style-name="Table1.A" table:number-columns-repeated="5"/>
        <table:table-row>
          <table:table-cell table:style-name="Table1.A1" office:value-type="string">
            <text:p text:style-name="P30">Experimental Results </text:p>
          </table:table-cell>
          <table:table-cell table:style-name="Table1.A1" office:value-type="string">
            <text:p text:style-name="P31">1s</text:p>
          </table:table-cell>
          <table:table-cell table:style-name="Table1.A1" office:value-type="string">
            <text:p text:style-name="P31">10 s</text:p>
          </table:table-cell>
          <table:table-cell table:style-name="Table1.A1" office:value-type="string">
            <text:p text:style-name="P31">1 min</text:p>
          </table:table-cell>
          <table:table-cell table:style-name="Table1.E1" office:value-type="string">
            <text:p text:style-name="P31">10 min</text:p>
          </table:table-cell>
        </table:table-row>
        <table:table-row>
          <table:table-cell table:style-name="Table1.A2" office:value-type="string">
            <text:p text:style-name="P1"><text:span text:style-name="T18">1. </text:span><text:span text:style-name="T2">Recur</text:span></text:p>
          </table:table-cell>
          <table:table-cell table:style-name="Table1.A2" office:value-type="string">
            <text:p text:style-name="P31">36 (1.16 s)</text:p>
          </table:table-cell>
          <table:table-cell table:style-name="Table1.A2" office:value-type="string">
            <text:p text:style-name="P31">40 (8.29 s)</text:p>
          </table:table-cell>
          <table:table-cell table:style-name="Table1.A2" office:value-type="string">
            <text:p text:style-name="P31">44 (62.96 s)</text:p>
          </table:table-cell>
          <table:table-cell table:style-name="Table1.E2" office:value-type="string">
            <text:p text:style-name="P31">48 (425.58 s)</text:p>
          </table:table-cell>
        </table:table-row>
        <table:table-row>
          <table:table-cell table:style-name="Table1.A2" office:value-type="string">
            <text:p text:style-name="P1"><text:span text:style-name="T18">2. </text:span><text:span text:style-name="T2">Iter</text:span></text:p>
          </table:table-cell>
          <table:table-cell table:style-name="Table1.A2" office:value-type="string">
            <text:p text:style-name="P31">50000000 (1.12 s)</text:p>
          </table:table-cell>
          <table:table-cell table:style-name="Table1.A2" office:value-type="string">
            <text:p text:style-name="P1"><text:span text:style-name="T2">5 X 10</text:span><text:span text:style-name="T3">8 </text:span><text:span text:style-name="T8">(11.13 s)</text:span></text:p>
          </table:table-cell>
          <table:table-cell table:style-name="Table1.A2" office:value-type="string">
            <text:p text:style-name="P1"><text:span text:style-name="T2">35 X 10</text:span><text:span text:style-name="T3">8 </text:span><text:span text:style-name="T8">(79.7 s)</text:span></text:p>
          </table:table-cell>
          <table:table-cell table:style-name="Table1.E2" office:value-type="string">
            <text:p text:style-name="P2"><text:span text:style-name="T10">3</text:span><text:span text:style-name="T2">5 X 10</text:span><text:span text:style-name="T4">9</text:span><text:span text:style-name="T3"> </text:span><text:span text:style-name="T8">(</text:span><text:span text:style-name="T9">885</text:span><text:span text:style-name="T8">.</text:span><text:span text:style-name="T9">04</text:span><text:span text:style-name="T8">s)</text:span></text:p>
          </table:table-cell>
        </table:table-row>
        <table:table-row>
          <table:table-cell table:style-name="Table1.A2" office:value-type="string">
            <text:p text:style-name="P1"><text:span text:style-name="T18">3. </text:span><text:span text:style-name="T2">Matrix </text:span><text:span text:style-name="T18">(expt)</text:span></text:p>
          </table:table-cell>
          <table:table-cell table:style-name="Table1.A2" office:value-type="string">
            <text:p text:style-name="P3"><text:span text:style-name="T12">Too large ( &gt;&gt; 10</text:span><text:span text:style-name="T5">18</text:span></text:p>
          </table:table-cell>
          <table:table-cell table:style-name="Table1.A2" office:value-type="string">
            <text:p text:style-name="P32"><text:s/>- </text:p>
          </table:table-cell>
          <table:table-cell table:style-name="Table1.A2" office:value-type="string">
            <text:p text:style-name="P32">-</text:p>
          </table:table-cell>
          <table:table-cell table:style-name="Table1.E2" office:value-type="string">
            <text:p text:style-name="P32">-</text:p>
          </table:table-cell>
        </table:table-row>
        <table:table-row>
          <table:table-cell table:style-name="Table1.A2" office:value-type="string">
            <text:p text:style-name="P5"><text:span text:style-name="T18">4. </text:span><text:span text:style-name="T17">Matrix(by extrapolation)</text:span></text:p>
          </table:table-cell>
          <table:table-cell table:style-name="Table1.A2" office:value-type="string">
            <text:p text:style-name="P33">~ 458^(10^6 )</text:p>
            <text:p text:style-name="P5"><text:span text:style-name="T17">~ 10</text:span><text:span text:style-name="T7">2660870</text:span></text:p>
          </table:table-cell>
          <table:table-cell table:style-name="Table1.A2" office:value-type="string">
            <text:p text:style-name="P5"><text:s/><text:span text:style-name="T17">~ 10</text:span><text:span text:style-name="T7">26608700</text:span></text:p>
          </table:table-cell>
          <table:table-cell table:style-name="Table1.A2" office:value-type="string">
            <text:p text:style-name="P5"><text:span text:style-name="T17">~ 10</text:span><text:span text:style-name="T7">266087000</text:span></text:p>
          </table:table-cell>
          <table:table-cell table:style-name="Table1.E2" office:value-type="string">
            <text:p text:style-name="P5"><text:span text:style-name="T17">~ 10</text:span><text:span text:style-name="T7">2660870000</text:span></text:p>
          </table:table-cell>
        </table:table-row>
      </table:table>
      <text:p text:style-name="P20"/>
      <text:p text:style-name="P20">Note: experimental inference: look at recursion case, n seems to be increasing by 4 each time. 2^4 = 16 ~ 10. <text:s/>This was expected from theory since increasing n by 4, will multiply the time taken (2^n) by about ten times.</text:p>
      <text:p text:style-name="P20"/>
      <text:p text:style-name="P21">Look at iteration case, each of the four values if about ten times the preceding one. This is clear indication of O(n) time. </text:p>
      <text:p text:style-name="P21"/>
      <text:p text:style-name="P12"><text:span text:style-name="T12">As far as the matrix manipulation method is concerned, it was found that the standard procedure with n as large as 10^18 , was showing time executed as zero seconds due to lack of sufficient precision. Hence, the approach taken was to run the fibMatrix method 10^6 times, and then divide </text:span><text:soft-page-break/><text:span text:style-name="T12">the total time by the same number to get the estimate of the time for executing it once. <text:s/>The results of that are shown below: (m = 10^8 as before)</text:span></text:p>
      <text:p text:style-name="P22"/>
      <text:list xml:id="list1634458347" text:continue-list="list1110290418" text:style-name="L1">
        <text:list-header>
          <text:p text:style-name="P23">To begin with an estimate for maximum n ( m fixed = 10 ^ 8 ) for 1 microsec was found. The other values were roughly calculated based on the expected log(n) behaviour of the matrix manipulation algorithm</text:p>
        </text:list-header>
        <text:list-item>
          <text:p text:style-name="P23"><text:s/>See the table below:<text:line-break/></text:p>
        </text:list-item>
      </text:list>
      <table:table table:name="Table2" table:style-name="Table2">
        <table:table-column table:style-name="Table2.A" table:number-columns-repeated="5"/>
        <table:table-row>
          <table:table-cell table:style-name="Table2.A1" office:value-type="string">
            <text:p text:style-name="P35">Expected time -&gt;</text:p>
          </table:table-cell>
          <table:table-cell table:style-name="Table2.A1" office:value-type="string">
            <text:p text:style-name="P4"><text:span text:style-name="T13">1 </text:span><text:span text:style-name="T14">μ</text:span><text:span text:style-name="T15">s (reference)</text:span></text:p>
          </table:table-cell>
          <table:table-cell table:style-name="Table2.A1" office:value-type="string">
            <text:p text:style-name="P4"><text:span text:style-name="T13">5 </text:span><text:span text:style-name="T14">μ</text:span><text:span text:style-name="T15">s</text:span></text:p>
          </table:table-cell>
          <table:table-cell table:style-name="Table2.A1" office:value-type="string">
            <text:p text:style-name="P4"><text:span text:style-name="T13">10 </text:span><text:span text:style-name="T14">μ</text:span><text:span text:style-name="T15">s</text:span></text:p>
          </table:table-cell>
          <table:table-cell table:style-name="Table2.E1" office:value-type="string">
            <text:p text:style-name="P4"><text:span text:style-name="T13">0.5 </text:span><text:span text:style-name="T14">μ</text:span><text:span text:style-name="T15">s</text:span></text:p>
          </table:table-cell>
        </table:table-row>
        <table:table-row>
          <table:table-cell table:style-name="Table2.A2" office:value-type="string">
            <text:p text:style-name="P34"><text:s/>N(input) -&gt; </text:p>
          </table:table-cell>
          <table:table-cell table:style-name="Table2.B2" office:value-type="float" office:value="458">
            <text:p text:style-name="P35">458</text:p>
          </table:table-cell>
          <table:table-cell table:style-name="Table2.A2" office:value-type="string">
            <text:p text:style-name="P4"><text:span text:style-name="T13">458</text:span><text:span text:style-name="T6">5</text:span><text:span text:style-name="T13"> ~ 2 X 10</text:span><text:span text:style-name="T6">13</text:span></text:p>
          </table:table-cell>
          <table:table-cell table:style-name="Table2.A2" office:value-type="string">
            <text:p text:style-name="P4"><text:span text:style-name="T13">458</text:span><text:span text:style-name="T6">10</text:span><text:span text:style-name="T13"> ~ 4 X 10</text:span><text:span text:style-name="T6">26</text:span></text:p>
          </table:table-cell>
          <table:table-cell table:style-name="Table2.E2" office:value-type="string">
            <text:p text:style-name="P4"><text:span text:style-name="T13">458</text:span><text:span text:style-name="T6">0.5</text:span><text:span text:style-name="T13"> ~ 21</text:span></text:p>
          </table:table-cell>
        </table:table-row>
        <table:table-row>
          <table:table-cell table:style-name="Table2.A2" office:value-type="string">
            <text:p text:style-name="P35">Experimental time (output) </text:p>
          </table:table-cell>
          <table:table-cell table:style-name="Table2.A2" office:value-type="string">
            <text:p text:style-name="P4"><text:span text:style-name="T13">1.02 </text:span><text:span text:style-name="T14">μ</text:span><text:span text:style-name="T15">s</text:span></text:p>
          </table:table-cell>
          <table:table-cell table:style-name="Table2.A2" office:value-type="string">
            <text:p text:style-name="P4"><text:span text:style-name="T13">5.77 </text:span><text:span text:style-name="T14">μ</text:span><text:span text:style-name="T15">s</text:span></text:p>
          </table:table-cell>
          <table:table-cell table:style-name="Table2.A2" office:value-type="string">
            <text:p text:style-name="P4"><text:span text:style-name="T13">10.45 </text:span><text:span text:style-name="T14">μ</text:span><text:span text:style-name="T15">s</text:span></text:p>
          </table:table-cell>
          <table:table-cell table:style-name="Table2.E2" office:value-type="string">
            <text:p text:style-name="P4"><text:span text:style-name="T13">0.42 </text:span><text:span text:style-name="T14">μ</text:span><text:span text:style-name="T15">s</text:span></text:p>
          </table:table-cell>
        </table:table-row>
      </table:table>
      <text:list xml:id="list2101364735" text:continue-numbering="true" text:style-name="L1">
        <text:list-header>
          <text:p text:style-name="P23"/>
        </text:list-header>
      </text:list>
      <text:p text:style-name="P11"><text:span text:style-name="T13">As expected, the execution time seems to follow the log(n) pattern. The above results are clearly explained by the property: log(n</text:span><text:span text:style-name="T6">a</text:span><text:span text:style-name="T13">) = aLog(n). Note here again on analyszing the algorithm, the number of steps does not depend on m at all. </text:span><text:span text:style-name="T16">Explain log(n) complexity of algo: The number of times you need to divide a number into two halves till finally you get unity, is ~ log (that number).</text:span></text:p>
      <text:p text:style-name="P24"/>
      <text:p text:style-name="P25">For inference, if you want you can also write this, though its not related to complexity :</text:p>
      <text:p text:style-name="P10"><text:span text:style-name="T21">The sequence of Fibonacci numbers is periodic modulo any modulus </text:span><text:span text:style-name="T21"><draw:frame draw:style-name="fr1" draw:name="graphics1" text:anchor-type="as-char" svg:width="0.265cm" svg:height="0.37cm" draw:z-index="0"><draw:image xlink:href="http://mathworld.wolfram.com/images/equations/FibonacciNumber/Inline284.gif" xlink:type="simple" xlink:show="embed" xlink:actuate="onLoad"/></draw:frame></text:span><text:span text:style-name="T21"> (Wall 1960). These periods are known as </text:span><text:a xlink:type="simple" xlink:href="http://mathworld.wolfram.com/PisanoPeriod.html"><text:span text:style-name="T21">Pisano periods</text:span></text:a><text:span text:style-name="T21"> </text:span><text:span text:style-name="T21"><draw:frame draw:style-name="fr1" draw:name="graphics2" text:anchor-type="as-char" svg:width="0.741cm" svg:height="0.37cm" draw:z-index="1"><draw:image xlink:href="http://mathworld.wolfram.com/images/equations/FibonacciNumber/Inline285.gif" xlink:type="simple" xlink:show="embed" xlink:actuate="onLoad"/></draw:frame></text:span><text:span text:style-name="T21"> (Wrench 1969). The Fibonacci numbers modulo </text:span><text:span text:style-name="T21"><draw:frame draw:style-name="fr1" draw:name="graphics3" text:anchor-type="as-char" svg:width="0.265cm" svg:height="0.37cm" draw:z-index="2"><draw:image xlink:href="http://mathworld.wolfram.com/images/equations/FibonacciNumber/Inline286.gif" xlink:type="simple" xlink:show="embed" xlink:actuate="onLoad"/></draw:frame></text:span><text:span text:style-name="T21"> for small </text:span><text:span text:style-name="T21"><draw:frame draw:style-name="fr1" draw:name="graphics4" text:anchor-type="as-char" svg:width="0.265cm" svg:height="0.37cm" draw:z-index="3"><draw:image xlink:href="http://mathworld.wolfram.com/images/equations/FibonacciNumber/Inline287.gif" xlink:type="simple" xlink:show="embed" xlink:actuate="onLoad"/></draw:frame></text:span><text:span text:style-name="T21"> are tabulated below, together with their </text:span><text:a xlink:type="simple" xlink:href="http://mathworld.wolfram.com/PisanoPeriod.html"><text:span text:style-name="T21">Pisano periods</text:span></text:a><text:span text:style-name="T21">. </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draw:frame draw:style-name="fr1" draw:name="graphics5" text:anchor-type="as-char" svg:width="0.265cm" svg:height="0.37cm" draw:z-index="4"><draw:image xlink:href="http://mathworld.wolfram.com/images/equations/FibonacciNumber/Inline288.gif" xlink:type="simple" xlink:show="embed" xlink:actuate="onLoad"/></draw:frame></text:p>
          </table:table-cell>
          <table:table-cell table:style-name="Table3.A1" office:value-type="string">
            <text:p text:style-name="P8"><draw:frame draw:style-name="fr1" draw:name="graphics6" text:anchor-type="as-char" svg:width="0.741cm" svg:height="0.37cm" draw:z-index="5"><draw:image xlink:href="http://mathworld.wolfram.com/images/equations/FibonacciNumber/Inline289.gif" xlink:type="simple" xlink:show="embed" xlink:actuate="onLoad"/></draw:frame></text:p>
          </table:table-cell>
          <table:table-cell table:style-name="Table3.A1" office:value-type="string">
            <text:p text:style-name="P7"/>
          </table:table-cell>
          <table:table-cell table:style-name="Table3.A1" office:value-type="string">
            <text:p text:style-name="P9"><draw:frame draw:style-name="fr1" draw:name="graphics7" text:anchor-type="as-char" svg:width="0.661cm" svg:height="0.37cm" draw:z-index="6"><draw:image xlink:href="http://mathworld.wolfram.com/images/equations/FibonacciNumber/Inline290.gif" xlink:type="simple" xlink:show="embed" xlink:actuate="onLoad"/></draw:frame> (mod <draw:frame draw:style-name="fr1" draw:name="graphics8" text:anchor-type="as-char" svg:width="0.265cm" svg:height="0.37cm" draw:z-index="7"><draw:image xlink:href="http://mathworld.wolfram.com/images/equations/FibonacciNumber/Inline291.gif" xlink:type="simple" xlink:show="embed" xlink:actuate="onLoad"/></draw:frame>)</text:p>
          </table:table-cell>
        </table:table-row>
        <table:table-row>
          <table:table-cell table:style-name="Table3.A1" office:value-type="string">
            <text:p text:style-name="P7">2</text:p>
          </table:table-cell>
          <table:table-cell table:style-name="Table3.A1" office:value-type="string">
            <text:p text:style-name="P8">3</text:p>
          </table:table-cell>
          <table:table-cell table:style-name="Table3.A1" office:value-type="string">
            <text:p text:style-name="P6"><text:a xlink:type="simple" xlink:href="http://oeis.org/A011655"><text:span text:style-name="T20"/></text:a></text:p>
          </table:table-cell>
          <table:table-cell table:style-name="Table3.A1" office:value-type="string">
            <text:p text:style-name="P9">1, 1, 0, 1, 1, 0, 1, 1, 0, 1, 1, 0, 1, 1, 0, ...</text:p>
          </table:table-cell>
        </table:table-row>
        <table:table-row>
          <table:table-cell table:style-name="Table3.A1" office:value-type="string">
            <text:p text:style-name="P7">3</text:p>
          </table:table-cell>
          <table:table-cell table:style-name="Table3.A1" office:value-type="string">
            <text:p text:style-name="P8">8</text:p>
          </table:table-cell>
          <table:table-cell table:style-name="Table3.A1" office:value-type="string">
            <text:p text:style-name="P6"><text:a xlink:type="simple" xlink:href="http://oeis.org/A082115"><text:span text:style-name="T20"/></text:a></text:p>
          </table:table-cell>
          <table:table-cell table:style-name="Table3.A1" office:value-type="string">
            <text:p text:style-name="P9">1, 1, 2, 0, 2, 2, 1, 0, 1, 1, 2, 0, 2, 2, 1, ...</text:p>
          </table:table-cell>
        </table:table-row>
        <table:table-row>
          <table:table-cell table:style-name="Table3.A1" office:value-type="string">
            <text:p text:style-name="P7">4</text:p>
          </table:table-cell>
          <table:table-cell table:style-name="Table3.A1" office:value-type="string">
            <text:p text:style-name="P8">6</text:p>
          </table:table-cell>
          <table:table-cell table:style-name="Table3.A1" office:value-type="string">
            <text:p text:style-name="P6"><text:a xlink:type="simple" xlink:href="http://oeis.org/A079343"><text:span text:style-name="T20"/></text:a></text:p>
          </table:table-cell>
          <table:table-cell table:style-name="Table3.A1" office:value-type="string">
            <text:p text:style-name="P9">1, 1, 2, 3, 1, 0, 1, 1, 2, 3, 1, 0, 1, 1, 2, ...</text:p>
          </table:table-cell>
        </table:table-row>
        <table:table-row>
          <table:table-cell table:style-name="Table3.A1" office:value-type="string">
            <text:p text:style-name="P7">5</text:p>
          </table:table-cell>
          <table:table-cell table:style-name="Table3.A1" office:value-type="string">
            <text:p text:style-name="P8">20</text:p>
          </table:table-cell>
          <table:table-cell table:style-name="Table3.A1" office:value-type="string">
            <text:p text:style-name="P6"><text:a xlink:type="simple" xlink:href="http://oeis.org/A082116"><text:span text:style-name="T20"/></text:a></text:p>
          </table:table-cell>
          <table:table-cell table:style-name="Table3.A1" office:value-type="string">
            <text:p text:style-name="P9">1, 1, 2, 3, 0, 3, 3, 1, 4, 0, 4, 4, 3, 2, 0, ...</text:p>
          </table:table-cell>
        </table:table-row>
        <table:table-row>
          <table:table-cell table:style-name="Table3.A1" office:value-type="string">
            <text:p text:style-name="P7">6</text:p>
          </table:table-cell>
          <table:table-cell table:style-name="Table3.A1" office:value-type="string">
            <text:p text:style-name="P8">24</text:p>
          </table:table-cell>
          <table:table-cell table:style-name="Table3.A1" office:value-type="string">
            <text:p text:style-name="P6"><text:a xlink:type="simple" xlink:href="http://oeis.org/A082117"><text:span text:style-name="T20"/></text:a></text:p>
          </table:table-cell>
          <table:table-cell table:style-name="Table3.A1" office:value-type="string">
            <text:p text:style-name="P9">1, 1, 2, 3, 5, 2, 1, 3, 4, 1, 5, 0, 5, 5, 4, ...</text:p>
          </table:table-cell>
        </table:table-row>
        <table:table-row>
          <table:table-cell table:style-name="Table3.A1" office:value-type="string">
            <text:p text:style-name="P7">7</text:p>
          </table:table-cell>
          <table:table-cell table:style-name="Table3.A1" office:value-type="string">
            <text:p text:style-name="P8">16</text:p>
          </table:table-cell>
          <table:table-cell table:style-name="Table3.A1" office:value-type="string">
            <text:p text:style-name="P6"><text:a xlink:type="simple" xlink:href="http://oeis.org/A082116"><text:span text:style-name="T20"/></text:a></text:p>
          </table:table-cell>
          <table:table-cell table:style-name="Table3.A1" office:value-type="string">
            <text:p text:style-name="P9">1, 1, 2, 3, 5, 1, 6, 0, 6, 6, 5, 4, 2, 6, 1, ...</text:p>
          </table:table-cell>
        </table:table-row>
        <table:table-row>
          <table:table-cell table:style-name="Table3.A1" office:value-type="string">
            <text:p text:style-name="P7">8</text:p>
          </table:table-cell>
          <table:table-cell table:style-name="Table3.A1" office:value-type="string">
            <text:p text:style-name="P8">12</text:p>
          </table:table-cell>
          <table:table-cell table:style-name="Table3.A1" office:value-type="string">
            <text:p text:style-name="P6"><text:a xlink:type="simple" xlink:href="http://oeis.org/A079344"><text:span text:style-name="T20"/></text:a></text:p>
          </table:table-cell>
          <table:table-cell table:style-name="Table3.A1" office:value-type="string">
            <text:p text:style-name="P9">1, 1, 2, 3, 5, 0, 5, 5, 2, 7, 1, 0, 1, 1, 2, ...</text:p>
          </table:table-cell>
        </table:table-row>
      </table:table>
      <text:p text:style-name="P25"/>
      <text:p text:style-name="P26"/>
      <text:p text:style-name="P13"><text:span text:style-name="T19">But </text:span><text:span text:style-name="T18">Remember to actually fit the data points and get the fitting expression(f(n)), to show that it is O(log n) or whatever from the definition of order. i.e.: log n &gt;= c*f(n) for some n &gt; b ; b &amp; c are some constants. And put all these points and whatever else in the report (report with viva carries 50 % marks !) and once you're done send it to me so that I can have a look. </text:span><text:span text:style-name="T19">Actually I suggest you do in word itself so its easier for me to look and edit it, if required.</text:span></text:p>
      <text:p text:style-name="P26"/>
      <text:p text:style-name="P26"/>
      <text:p text:style-name="P26"/>
      <text:p text:style-name="P14"><text:span text:style-name="T22">Regarding </text:span><text:span text:style-name="T25">Q2 )</text:span><text:span text:style-name="T22"> The algorithm takes n*Log(n) time. </text:span><text:span text:style-name="T23">Again check that with expt data function g(n)</text:span></text:p>
      <text:p text:style-name="P27">i.e. nlog(n) &gt;= c*g(n) for some const c and n &gt; d (some other constant).</text:p>
      <text:p text:style-name="P27"/>
      <text:p text:style-name="P14"><text:span text:style-name="T23"><text:s text:c="2"/></text:span><text:span text:style-name="T24">Part 2 of Q2: for 1 microsec -&gt; max n is 300</text:span></text:p>
      <text:p text:style-name="P28"><text:tab/>for 1 s -&gt; max n is 7250</text:p>
      <text:p text:style-name="P14"><text:span text:style-name="T24"><text:tab/></text:span><text:span text:style-name="T26">for 1 min -&gt; max n is about 50000</text:span></text:p>
      <text:p text:style-name="P29"><text:tab/>and for 10 min , find from solving g(n) = 10 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2T18:45:58</meta:creation-date>
    <meta:editing-duration>PT00H00M45S</meta:editing-duration>
    <meta:editing-cycles>2</meta:editing-cycles>
    <meta:generator>OpenOffice.org/3.2$Unix OpenOffice.org_project/320m19$Build-9505</meta:generator>
    <meta:initial-creator>Arun S</meta:initial-creator>
    <meta:document-statistic meta:table-count="3" meta:image-count="8" meta:object-count="0" meta:page-count="2" meta:paragraph-count="99" meta:word-count="954" meta:character-count="4636"/>
    <dc:date>2012-08-12T18:46:28</dc:date>
    <dc:creator>Arun S</dc:creator>
  </office:meta>
</office:document-meta>
</file>